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1" style:family="paragraph" style:parent-style-name="Standard">
      <style:paragraph-properties fo:text-align="start" style:justify-single-word="false" fo:hyphenation-ladder-count="no-limit"/>
      <style:text-properties officeooo:paragraph-rsid="008dd3dc" fo:hyphenate="true" fo:hyphenation-remain-char-count="2" fo:hyphenation-push-char-count="2" loext:hyphenation-no-caps="false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a1b4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4891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5972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5a446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a5180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86dac9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dd3dc" fo:background-color="#ffff00" loext:char-shading-value="0" style:font-weight-asian="normal" style:font-size-complex="14pt" style:font-weight-complex="normal"/>
    </style:style>
    <style:style style:name="T21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language="uk" fo:country="UA" fo:font-weight="normal" officeooo:rsid="008dd3dc" fo:background-color="#ffff00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4</text:span></text:p>
      <text:p text:style-name="P19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3">»</text:span></text:p>
      <text:p text:style-name="P20"/>
      <text:p text:style-name="P18"><text:span text:style-name="T5">на тему: </text:span><text:span text:style-name="T6">«Можливості Firebase. Використання тем та анім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9">Тема. <text:s/></text:span><text:span text:style-name="T8">Можливості Firebase. Використання тем та анімації.</text:span></text:p>
      <text:p text:style-name="P16"><text:span text:style-name="T10">Мета.</text:span><text:span text:style-name="T7"> Ознайомлення з безсерверними технологіями Firebase. Налаштування анімації та</text:span></text:p>
      <text:p text:style-name="P23">теми додатків.</text:p>
      <text:p text:style-name="P14">Завдання. <text:span text:style-name="T23">Створення додатку, що використовує сервіс Firebase.</text:span></text:p>
      <text:p text:style-name="P15">Додаток з функцією обміну повідомленнями, на зразок форуму(спільного чату).</text:p>
      <text:p text:style-name="P15">Повідомлення зберігаються у хмарному сховищі, розділені по папках (folders), користувач</text:p>
      <text:p text:style-name="P15">вказує своє ім’я та може переглядати/надсилати повідомлення до різних папок.</text:p>
      <text:p text:style-name="P15">Удосконалити приклад, додати функції:</text:p>
      <text:list xml:id="list1853131771" text:style-name="L1">
        <text:list-item>
          <text:p text:style-name="P25"><text:span text:style-name="Strong_20_Emphasis"><text:span text:style-name="T19">✅</text:span></text:span>зміна імені користувача</text:p>
        </text:list-item>
        <text:list-item>
          <text:p text:style-name="P26"><text:span text:style-name="Strong_20_Emphasis"><text:span text:style-name="T19">✅</text:span></text:span>вводити назву нової папки при додаванні</text:p>
        </text:list-item>
        <text:list-item>
          <text:p text:style-name="P27"><text:span text:style-name="Strong_20_Emphasis"><text:span text:style-name="T19">✅</text:span></text:span>вивести додаткові дані в список папок (дата створення, користувач)</text:p>
        </text:list-item>
        <text:list-item>
          <text:p text:style-name="P24"><text:span text:style-name="Strong_20_Emphasis"><text:span text:style-name="T19">✅</text:span></text:span>сортувати повідомлення за датою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blob/main/lr4/lib/main.dart" text:style-name="Internet_20_link" text:visited-style-name="Visited_20_Internet_20_Link"><text:span text:style-name="T17">ithub</text:span></text:a></text:p>
      <text:p text:style-name="P21"><text:span text:style-name="T21">Результати виконання програми. </text:span><text:a xlink:type="simple" xlink:href="https://www.youtube.com/watch?v=mzu21I3r05E" text:style-name="Internet_20_link" text:visited-style-name="Visited_20_Internet_20_Link">youtube</text:a> <text:span text:style-name="T22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8T20:18:43.053324993</dc:date>
    <meta:editing-duration>PT3H22M26S</meta:editing-duration>
    <meta:editing-cycles>121</meta:editing-cycles>
    <meta:generator>LibreOffice/7.2.6.2$Linux_X86_64 LibreOffice_project/20$Build-2</meta:generator>
    <meta:document-statistic meta:table-count="0" meta:image-count="0" meta:object-count="1" meta:page-count="2" meta:paragraph-count="28" meta:word-count="134" meta:character-count="1045" meta:non-whitespace-character-count="936"/>
  </office:meta>
</office:document-meta>
</file>